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1e75" officeooo:paragraph-rsid="00181e75"/>
    </style:style>
    <style:style style:name="P2" style:family="paragraph" style:parent-style-name="Standard">
      <style:text-properties style:text-underline-style="solid" style:text-underline-width="auto" style:text-underline-color="font-color" officeooo:rsid="00181e75" officeooo:paragraph-rsid="00181e75"/>
    </style:style>
    <style:style style:name="P3" style:family="paragraph" style:parent-style-name="Standard">
      <style:text-properties officeooo:rsid="0018fd49" officeooo:paragraph-rsid="0018fd49"/>
    </style:style>
    <style:style style:name="P4" style:family="paragraph" style:parent-style-name="Standard">
      <style:text-properties officeooo:rsid="0019532a" officeooo:paragraph-rsid="0019532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de Computadores</text:p>
      <text:p text:style-name="P1"/>
      <text:p text:style-name="P1"/>
      <text:p text:style-name="P2">Tópicos da disciplina:</text:p>
      <text:p text:style-name="P1"/>
      <text:p text:style-name="P1">1. Introdução</text:p>
      <text:p text:style-name="P1">2. Camada de Aplicação</text:p>
      <text:p text:style-name="P1">3. Camada de Transporte</text:p>
      <text:p text:style-name="P1">4. Camada de Rede</text:p>
      <text:p text:style-name="P1">5. Camada de Enlace</text:p>
      <text:p text:style-name="P1">6. Redes sem Fio</text:p>
      <text:p text:style-name="P1">7. Segurança em Redes de Computadores</text:p>
      <text:p text:style-name="P1"/>
      <text:p text:style-name="P1">P1: 8º DIA = 1,2 E 3 (14/10)</text:p>
      <text:p text:style-name="P1"/>
      <text:p text:style-name="P1">P2: 15º DIA = 4,5, 6 E 7 (02/12)</text:p>
      <text:p text:style-name="P1"/>
      <text:p text:style-name="P1"/>
      <text:p text:style-name="P1">NF = 0,4 P1 + 0,4 P2 + 0,2 T</text:p>
      <text:p text:style-name="P1"/>
      <text:p text:style-name="P1"/>
      <text:p text:style-name="P1"/>
      <text:p text:style-name="P1">---------------------------------------------------------------------------------------------------------------------</text:p>
      <text:p text:style-name="P3">Anotações aula 1</text:p>
      <text:p text:style-name="P3"/>
      <text:p text:style-name="P4">Internet: bilhões de dispositivos conectados</text:p>
      <text:p text:style-name="P3"/>
      <text:p text:style-name="P3">-<text:span text:style-name="T1">hospedeiros</text:span> = sistemas finais</text:p>
      <text:p text:style-name="P3"/>
      <text:p text:style-name="P3">-<text:span text:style-name="T1">comutadores de pacotes </text:span>= encaminham pacotes (roteadores, switches)</text:p>
      <text:p text:style-name="P3"/>
      <text:p text:style-name="P3">-<text:span text:style-name="T1">enlaces de comunicação</text:span> = fibras, cobres, rádio, satélite</text:p>
      <text:p text:style-name="P3"/>
      <text:p text:style-name="P3">-<text:span text:style-name="T1">redes </text:span>= coleção de dispositivos, roteadores, enlaces: gerenciados por uma organizaçã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08:27:31.133000000</meta:creation-date>
    <dc:date>2022-08-26T09:03:04.729000000</dc:date>
    <meta:editing-duration>PT15M13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9" meta:word-count="101" meta:character-count="695" meta:non-whitespace-character-count="613"/>
  </office:meta>
</office:document-meta>
</file>